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_20_Text">
      <style:paragraph-properties fo:text-align="start" style:justify-single-word="false"/>
      <style:text-properties officeooo:paragraph-rsid="004bbfda"/>
    </style:style>
    <style:style style:name="P6" style:family="paragraph" style:parent-style-name="Body">
      <style:text-properties officeooo:paragraph-rsid="003400c7"/>
    </style:style>
    <style:style style:name="P7" style:family="paragraph" style:parent-style-name="Body_20_Text">
      <style:text-properties officeooo:paragraph-rsid="0027f6f4"/>
    </style:style>
    <style:style style:name="P8" style:family="paragraph" style:parent-style-name="Body">
      <style:text-properties officeooo:paragraph-rsid="004bbfda"/>
    </style:style>
    <style:style style:name="P9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10" style:family="paragraph" style:parent-style-name="Body" style:list-style-name="L4">
      <style:text-properties officeooo:paragraph-rsid="00356720"/>
    </style:style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6"/>
    <style:style style:name="P23" style:family="paragraph" style:parent-style-name="Body" style:list-style-name="L16">
      <style:text-properties officeooo:paragraph-rsid="003400c7"/>
    </style:style>
    <style:style style:name="P24" style:family="paragraph" style:parent-style-name="Body_20_Text" style:list-style-name="L1">
      <style:paragraph-properties fo:text-align="start" style:justify-single-word="false"/>
      <style:text-properties officeooo:rsid="0024cafd" officeooo:paragraph-rsid="0049cf7f"/>
    </style:style>
    <style:style style:name="P25" style:family="paragraph" style:parent-style-name="Body_20_Text" style:list-style-name="L2">
      <style:paragraph-properties fo:text-align="start" style:justify-single-word="false"/>
      <style:text-properties officeooo:paragraph-rsid="004bbfda"/>
    </style:style>
    <style:style style:name="P26" style:family="paragraph" style:parent-style-name="Body_20_Text" style:list-style-name="L2">
      <style:paragraph-properties fo:text-align="start" style:justify-single-word="false"/>
      <style:text-properties officeooo:paragraph-rsid="004d360e"/>
    </style:style>
    <style:style style:name="P27" style:family="paragraph" style:parent-style-name="Body_20_Text" style:list-style-name="L3">
      <style:paragraph-properties fo:text-align="start" style:justify-single-word="false"/>
      <style:text-properties officeooo:paragraph-rsid="00356720"/>
    </style:style>
    <style:style style:name="P28" style:family="paragraph" style:parent-style-name="Body_20_Text" style:list-style-name="L3">
      <style:paragraph-properties fo:text-align="start" style:justify-single-word="false"/>
      <style:text-properties officeooo:paragraph-rsid="004d360e"/>
    </style:style>
    <style:style style:name="P29" style:family="paragraph" style:parent-style-name="Heading_20_2">
      <style:text-properties officeooo:paragraph-rsid="001f3bfb"/>
    </style:style>
    <style:style style:name="P30" style:family="paragraph" style:parent-style-name="Heading_20_2">
      <style:text-properties officeooo:paragraph-rsid="0041024a"/>
    </style:style>
    <style:style style:name="P31" style:family="paragraph" style:parent-style-name="Heading_20_3">
      <style:text-properties officeooo:paragraph-rsid="004bbfda"/>
    </style:style>
    <style:style style:name="P32" style:family="paragraph" style:parent-style-name="Heading_20_3">
      <style:text-properties officeooo:paragraph-rsid="0027f6f4"/>
    </style:style>
    <style:style style:name="P33" style:family="paragraph" style:parent-style-name="Heading_20_3">
      <style:text-properties officeooo:paragraph-rsid="001c61e5"/>
    </style:style>
    <style:style style:name="P34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fo:language="en" fo:country="US" officeooo:rsid="003ee36a"/>
    </style:style>
    <style:style style:name="T6" style:family="text">
      <style:text-properties fo:language="en" fo:country="US" officeooo:rsid="004d360e"/>
    </style:style>
    <style:style style:name="T7" style:family="text">
      <style:text-properties style:font-name="Times New Roman" fo:language="nl" fo:country="NL" style:font-name-complex="Times New Roman"/>
    </style:style>
    <style:style style:name="T8" style:family="text">
      <style:text-properties style:font-name="Times New Roman" fo:language="en" fo:country="US" style:font-name-complex="Times New Roman" style:text-emphasize="none"/>
    </style:style>
    <style:style style:name="T9" style:family="text">
      <style:text-properties style:font-name="Times New Roman" fo:language="en" fo:country="US" officeooo:rsid="00259c47" style:font-name-complex="Times New Roman" style:text-emphasize="none"/>
    </style:style>
    <style:style style:name="T10" style:family="text">
      <style:text-properties fo:language="de" fo:country="DE"/>
    </style:style>
    <style:style style:name="T11" style:family="text">
      <style:text-properties fo:language="de" fo:country="DE" officeooo:rsid="004d360e"/>
    </style:style>
    <style:style style:name="T12" style:family="text">
      <style:text-properties style:rfc-language-tag="es-ES-u-co-trad" fo:language="es" fo:country="ES"/>
    </style:style>
    <style:style style:name="T13" style:family="text">
      <style:text-properties style:rfc-language-tag="es-ES-u-co-trad" fo:language="es" fo:country="ES" officeooo:rsid="00270ea9"/>
    </style:style>
    <style:style style:name="T14" style:family="text">
      <style:text-properties style:rfc-language-tag="es-ES-u-co-trad" fo:language="es" fo:country="ES" officeooo:rsid="003d9811"/>
    </style:style>
    <style:style style:name="T15" style:family="text">
      <style:text-properties fo:language="it" fo:country="IT"/>
    </style:style>
    <style:style style:name="T16" style:family="text">
      <style:text-properties fo:language="it" fo:country="IT" officeooo:rsid="00270ea9"/>
    </style:style>
    <style:style style:name="T17" style:family="text">
      <style:text-properties fo:language="it" fo:country="IT" officeooo:rsid="003ee36a"/>
    </style:style>
    <style:style style:name="T18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9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20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5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6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7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8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9" style:family="text">
      <style:text-properties fo:font-variant="normal" fo:text-transform="none" fo:color="#000000" loext:opacity="100%" fo:letter-spacing="normal"/>
    </style:style>
    <style:style style:name="T30" style:family="text">
      <style:text-properties fo:font-variant="normal" fo:text-transform="none" fo:color="#000000" loext:opacity="100%" fo:letter-spacing="normal" fo:language="en" fo:country="US"/>
    </style:style>
    <style:style style:name="T31" style:family="text">
      <style:text-properties fo:font-variant="normal" fo:text-transform="none" fo:color="#000000" loext:opacity="100%" fo:letter-spacing="normal" fo:language="en" fo:country="US" officeooo:rsid="002f0801"/>
    </style:style>
    <style:style style:name="T32" style:family="text">
      <style:text-properties fo:font-variant="normal" fo:text-transform="none" fo:color="#000000" loext:opacity="100%" fo:letter-spacing="normal" fo:language="en" fo:country="US" officeooo:rsid="003400c7"/>
    </style:style>
    <style:style style:name="T33" style:family="text">
      <style:text-properties fo:font-variant="normal" fo:text-transform="none" fo:color="#000000" loext:opacity="100%" fo:letter-spacing="normal" fo:language="it" fo:country="IT"/>
    </style:style>
    <style:style style:name="T34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4d360e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0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51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52" style:family="text">
      <style:text-properties fo:language="pt" fo:country="PT" style:text-underline-style="none"/>
    </style:style>
    <style:style style:name="T53" style:family="text">
      <style:text-properties fo:language="fr" fo:country="FR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1d4365"/>
    </style:style>
    <style:style style:name="T56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officeooo:rsid="00383cc0"/>
    </style:style>
    <style:style style:name="T60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61" style:family="text">
      <style:text-properties fo:color="#342a06" loext:opacity="100%" style:font-name="Courier New" fo:font-size="10pt" officeooo:rsid="0033e45f" style:font-size-asian="10pt" style:font-size-complex="10pt"/>
    </style:style>
    <style:style style:name="T62" style:family="text">
      <style:text-properties fo:color="#342a06" loext:opacity="100%" style:font-name="Courier New" fo:font-size="10pt" fo:font-weight="bold" officeooo:rsid="0033e45f" fo:background-color="#efefef" loext:char-shading-value="0" style:font-size-asian="10pt" style:font-size-complex="10pt"/>
    </style:style>
    <style:style style:name="T63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4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5" style:family="text">
      <style:text-properties officeooo:rsid="0032f8e9"/>
    </style:style>
    <style:style style:name="T66" style:family="text">
      <style:text-properties officeooo:rsid="003a15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None"><text:span text:style-name="T47">Tiffany Timbric, </text:span></text:span><text:span text:style-name="None"><text:span text:style-name="T48">Enterprise Backend Coder / </text:span></text:span><text:span text:style-name="None"><text:span text:style-name="T8">Software Develop</text:span></text:span><text:span text:style-name="None"><text:span text:style-name="T9">er/Architect</text:span></text:span><text:span text:style-name="None"><text:span text:style-name="T8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7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8">, </text:span></text:span><text:a xlink:type="simple" xlink:href="mailto:tiffany.timbric@gmail.com" text:style-name="Internet_20_link" text:visited-style-name="Visited_20_Internet_20_Link"><text:span text:style-name="Hyperlink.0"><text:span text:style-name="T45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44">.</text:span></text:span><text:span text:style-name="Hyperlink.0"><text:span text:style-name="T46">t</text:span></text:span><text:a xlink:type="simple" xlink:href="mailto:tiffany.timbric@gmail.com" text:style-name="Internet_20_link" text:visited-style-name="Visited_20_Internet_20_Link"><text:span text:style-name="Hyperlink.0"><text:span text:style-name="T44">imbric</text:span></text:span></text:a><text:a xlink:type="simple" xlink:href="mailto:tiffany.timbric@gmail.com" text:style-name="Internet_20_link" text:visited-style-name="Visited_20_Internet_20_Link"><text:span text:style-name="Hyperlink.0"><text:span text:style-name="T56">@gmail.com</text:span></text:span></text:a></text:p>
      <text:p text:style-name="P4"><text:span text:style-name="Hyperlink.0"><text:span text:style-name="T57"/></text:span></text:p>
      <text:h text:style-name="P29" text:outline-level="2"><text:span text:style-name="None"><text:span text:style-name="T7">Overview</text:span></text:span></text:h>
      <text:p text:style-name="P8"><text:span text:style-name="None"><text:span text:style-name="T13">I write code, enterprise backend, usually web services, </text:span></text:span><text:span text:style-name="None"><text:span text:style-name="T14">mostly </text:span></text:span><text:span text:style-name="None"><text:span text:style-name="T12">Java</text:span></text:span><text:span text:style-name="None"><text:span text:style-name="T1">/Kotlin/Scala, micro-services, </text:span></text:span><text:span text:style-name="None"><text:span text:style-name="T5">JEE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 / Kubernet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12">, </text:span></text:span><text:span text:style-name="None"><text:span text:style-name="T13">relational database SQL</text:span></text:span><text:span text:style-name="None"><text:span text:style-name="T1">, NoSQL, </text:span></text:span><text:span text:style-name="None"><text:span text:style-name="T15">Cassandra, </text:span></text:span><text:span text:style-name="None"><text:span text:style-name="T17">messaging / </text:span></text:span><text:span text:style-name="None"><text:span text:style-name="T16">JMS</text:span></text:span><text:span text:style-name="None"><text:span text:style-name="T15">, Hadoop, </text:span></text:span><text:span text:style-name="None"><text:span text:style-name="T16">Google </text:span></text:span><text:span text:style-name="None"><text:span text:style-name="T17">Protocol</text:span></text:span><text:span text:style-name="None"><text:span text:style-name="T15"> </text:span></text:span><text:span text:style-name="None"><text:span text:style-name="T17">Buffers</text:span></text:span><text:span text:style-name="None"><text:span text:style-name="T15">, OSGi, </text:span></text:span><text:span text:style-name="None"><text:span text:style-name="T1">Cucumber / </text:span></text:span><text:span text:style-name="None"><text:span text:style-name="T5">Gerkin</text:span></text:span><text:span text:style-name="None"><text:span text:style-name="T1">, </text:span></text:span><text:span text:style-name="None"><text:span text:style-name="T10">Wiremock</text:span></text:span><text:span text:style-name="None"><text:span text:style-name="T12">,</text:span></text:span><text:span text:style-name="None"><text:span text:style-name="T1"> </text:span></text:span><text:span text:style-name="None"><text:span text:style-name="T5">Mockito</text:span></text:span><text:span text:style-name="None"><text:span text:style-name="T1">, </text:span></text:span><text:span text:style-name="None"><text:span text:style-name="T5">JUnit</text:span></text:span><text:span text:style-name="None"><text:span text:style-name="T1">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</text:span></text:span><text:span text:style-name="None"><text:span text:style-name="T5">like</text:span></text:span><text:span text:style-name="None"><text:span text:style-name="T2"> </text:span></text:span><text:span text:style-name="None"><text:span text:style-name="T1">Puppet, Zookeeper, Jetty, Tomcat, J-Boss, </text:span></text:span><text:span text:style-name="None"><text:span text:style-name="T2">etc.</text:span></text:span></text:p>
      <text:p text:style-name="P8"><text:span text:style-name="None"><text:span text:style-name="T2"/></text:span></text:p>
      <text:p text:style-name="P8"><text:span text:style-name="None"><text:span text:style-name="T5">I’ve </text:span></text:span><text:span text:style-name="None"><text:span text:style-name="T2">having been coding commercial software since ~1990.</text:span></text:span></text:p>
      <text:p text:style-name="P8"><text:span text:style-name="None"/></text:p>
      <text:p text:style-name="P8"><text:span text:style-name="None"><text:span text:style-name="T2">I worked at Sun Microsystems, Inc. in software development, then switched to their </text:span></text:span><text:span text:style-name="None"><text:span text:style-name="T5">Sun </text:span></text:span><text:span text:style-name="None"><text:span text:style-name="T2">Java Center consult</text:span></text:span><text:span text:style-name="None"><text:span text:style-name="T5">ing group </text:span></text:span><text:span text:style-name="None"><text:span text:style-name="T2">to </text:span></text:span><text:span text:style-name="None"><text:span text:style-name="T5">help </text:span></text:span><text:span text:style-name="None"><text:span text:style-name="T2">their customer, mostly Wall Street, </text:span></text:span><text:span text:style-name="None"><text:span text:style-name="T5">but also </text:span></text:span><text:span text:style-name="None"><text:span text:style-name="T2">silicon valley. <text:s/>We </text:span></text:span><text:span text:style-name="None"><text:span text:style-name="T5">instructed on system </text:span></text:span><text:span text:style-name="None"><text:span text:style-name="T2">architecture, </text:span></text:span><text:span text:style-name="None"><text:span text:style-name="T5">software architecture, software development </text:span></text:span><text:span text:style-name="None"><text:span text:style-name="T2">methodology, </text:span></text:span><text:span text:style-name="None"><text:span text:style-name="T5">a</text:span></text:span><text:span text:style-name="None"><text:span text:style-name="T17">nd coded</text:span></text:span><text:span text:style-name="None"><text:span text:style-name="T16">. </text:span></text:span><text:span text:style-name="None"><text:span text:style-name="T2"><text:s/>Later I worked at </text:span></text:span><text:span text:style-name="None"><text:span text:style-name="T5">PayPal, Tendril,</text:span></text:span><text:span text:style-name="None"><text:span text:style-name="T2"> JDA Software Group, </text:span></text:span><text:span text:style-name="None"><text:span text:style-name="T5">and others</text:span></text:span><text:span text:style-name="None"><text:span text:style-name="T2"> as a lead </text:span></text:span><text:span text:style-name="None"><text:span text:style-name="T5">developer.</text:span></text:span></text:p>
      <text:p text:style-name="Body_20_Text"><text:span text:style-name="None"/></text:p>
      <text:h text:style-name="P30" text:outline-level="2"><text:span text:style-name="None"><text:span text:style-name="T20">Personal Coding Examples</text:span></text:span></text:h>
      <text:list xml:id="list2573898890" text:style-name="L1">
        <text:list-item>
          <text:p text:style-name="P24">Finite State Machine Library</text:p>
          <text:list>
            <text:list-item>
              <text:p text:style-name="P24"><text:a xlink:type="simple" xlink:href="https://github.com/chadwickboggs/fsm" text:style-name="Internet_20_link" text:visited-style-name="Visited_20_Internet_20_Link"><text:span text:style-name="T63">https://github.com/chadwickboggs/fsm</text:span></text:a></text:p>
            </text:list-item>
          </text:list>
        </text:list-item>
        <text:list-item>
          <text:p text:style-name="P24">Crypto, a command-line tool supporting cryptosystem plugins</text:p>
          <text:list>
            <text:list-item>
              <text:list>
                <text:list-item>
                  <text:p text:style-name="P24"><text:a xlink:type="simple" xlink:href="https://github.com/chadwickboggs/crypto" text:style-name="Internet_20_link" text:visited-style-name="Visited_20_Internet_20_Link"><text:span text:style-name="T64">https://github.com/chadwickboggs/crypto</text:span></text:a></text:p>
                </text:list-item>
              </text:list>
            </text:list-item>
            <text:list-item>
              <text:p text:style-name="P24">NtruCryptosystem, <text:span text:style-name="T65">a</text:span> Cr<text:span text:style-name="T65">y</text:span>pto plugin supporting NTRU <text:span text:style-name="T66">(two key) </text:span>cryptography</text:p>
              <text:list>
                <text:list-item>
                  <text:p text:style-name="P24"><text:a xlink:type="simple" xlink:href="https://tbuktu.github.io/ntru" text:style-name="Internet_20_link" text:visited-style-name="Visited_20_Internet_20_Link"><text:span text:style-name="T61">https://tbuktu.github.io/ntru</text:span></text:a></text:p>
                </text:list-item>
              </text:list>
            </text:list-item>
            <text:list-item>
              <text:p text:style-name="P24">XorCryptosystem, <text:span text:style-name="T65">a</text:span> Crypto plugin supporting XOR <text:span text:style-name="T66">(</text:span>single key<text:span text:style-name="T66">)</text:span> cryptography</text:p>
              <text:list>
                <text:list-item>
                  <text:p text:style-name="P24"><text:a xlink:type="simple" xlink:href="https://en.wikipedia.org/wiki/XOR_cipher" text:style-name="Internet_20_link" text:visited-style-name="Visited_20_Internet_20_Link"><text:span text:style-name="T62">https://en.wikipedia.org/wiki/XOR_cipher</text:span></text:a><text:span text:style-name="T60"><text:line-break/></text:span></text:p>
                </text:list-item>
              </text:list>
            </text:list-item>
          </text:list>
        </text:list-item>
      </text:list>
      <text:h text:style-name="P30" text:outline-level="2"><text:span text:style-name="None"><text:span text:style-name="T19">Employment History</text:span></text:span></text:h>
      <text:h text:style-name="P31" text:outline-level="3"><text:span text:style-name="None"><text:span text:style-name="T37">6/</text:span></text:span><text:span text:style-name="None"><text:span text:style-name="T36">202</text:span></text:span><text:span text:style-name="None"><text:span text:style-name="T37">2</text:span></text:span><text:span text:style-name="None"><text:span text:style-name="T36"> – </text:span></text:span><text:span text:style-name="None"><text:span text:style-name="T37">1</text:span></text:span><text:span text:style-name="None"><text:span text:style-name="T36">/202</text:span></text:span><text:span text:style-name="None"><text:span text:style-name="T37">3</text:span></text:span><text:span text:style-name="None"><text:span text:style-name="T36"> </text:span></text:span><text:span text:style-name="None"><text:span text:style-name="T37">Senior </text:span></text:span><text:span text:style-name="None"><text:span text:style-name="T36">Software </text:span></text:span><text:span text:style-name="None"><text:span text:style-name="T37">Engineer</text:span></text:span><text:span text:style-name="None"><text:span text:style-name="T36">, </text:span></text:span><text:span text:style-name="None"><text:span text:style-name="T37">Global Healthcare Exchange (GHX)</text:span></text:span></text:h>
      <text:list xml:id="list3518885292" text:style-name="L2">
        <text:list-item>
          <text:p text:style-name="P25"><text:span text:style-name="None"><text:span text:style-name="T41">Lead team authoring software connecting hospital ERP and medical equipment purchasing systems to GHX</text:span></text:span><text:span text:style-name="None"><text:span text:style-name="T39">.</text:span></text:span></text:p>
        </text:list-item>
        <text:list-item>
          <text:p text:style-name="P26"><text:span text:style-name="None"><text:span text:style-name="T42">Lead designs, reviewed all code changes, additions.</text:span></text:span></text:p>
        </text:list-item>
        <text:list-item>
          <text:p text:style-name="P26"><text:span text:style-name="None"><text:span text:style-name="T42">Identified and corrected design flaws.</text:span></text:span></text:p>
        </text:list-item>
        <text:list-item>
          <text:p text:style-name="P26"><text:span text:style-name="None"><text:span text:style-name="T42">Identified and corrected scalability bugs: connection pools, retries, AWS AZ failovers.</text:span></text:span></text:p>
        </text:list-item>
        <text:list-item>
          <text:p text:style-name="P25"><text:span text:style-name="None"><text:span text:style-name="T41">Used AWS EC2, SQS, S3, and Lambdas, Java, Oracle </text:span></text:span><text:span text:style-name="None"><text:span text:style-name="T42">(SQL)</text:span></text:span><text:span text:style-name="None"><text:span text:style-name="T41">.</text:span></text:span></text:p>
        </text:list-item>
        <text:list-item>
          <text:p text:style-name="P25"><text:span text:style-name="None"><text:span text:style-name="T42">Implemented </text:span></text:span><text:span text:style-name="None"><text:span text:style-name="T41">Web Services </text:span></text:span><text:span text:style-name="None"><text:span text:style-name="T42">server-side and client-side</text:span></text:span><text:span text:style-name="None"><text:span text:style-name="T41">, FTP, sFTP, HTTP(S), JSON serialization/deserialization, SQL.</text:span></text:span></text:p>
        </text:list-item>
        <text:list-item>
          <text:p text:style-name="P25"><text:span text:style-name="None"><text:span text:style-name="T41">Deployed in 100’s of customer data centers, two week release cadence w/ prod deploy.</text:span></text:span></text:p>
        </text:list-item>
      </text:list>
      <text:p text:style-name="P5"><text:soft-page-break/><text:span text:style-name="None"><text:span text:style-name="T41"/></text:span></text:p>
      <text:h text:style-name="P31" text:outline-level="3"><text:span text:style-name="None"><text:span text:style-name="T36">2020 – 5/2022 Software Developer, PayPal w/ TCS</text:span></text:span></text:h>
      <text:list xml:id="list1596703010" text:style-name="L3">
        <text:list-item>
          <text:p text:style-name="P27"><text:span text:style-name="None"><text:span text:style-name="T39">Implemented direct deposit signup services in Spring Boot.</text:span></text:span></text:p>
        </text:list-item>
        <text:list-item>
          <text:p text:style-name="P27"><text:span text:style-name="None"><text:span text:style-name="T39">Implemented account bank migrations, bank change, for all PayPal accounts in Spring Batch.</text:span></text:span></text:p>
        </text:list-item>
        <text:list-item>
          <text:p text:style-name="P28"><text:span text:style-name="None"><text:span text:style-name="T42">SQL, Filesystem I/O, AWS SMS, Web Services server-side and client-side.</text:span></text:span></text:p>
        </text:list-item>
        <text:list-item>
          <text:p text:style-name="P27"><text:span text:style-name="None"><text:span text:style-name="T39">Maintained and implemented feature enhancements to a batch merchan</text:span></text:span><text:span text:style-name="None"><text:span text:style-name="T40">t</text:span></text:span><text:span text:style-name="None"><text:span text:style-name="T39"> report generation system.</text:span></text:span></text:p>
        </text:list-item>
      </text:list>
      <text:p text:style-name="P7"><text:span text:style-name="None"><text:span text:style-name="T38"/></text:span></text:p>
      <text:h text:style-name="P32" text:outline-level="3"><text:span text:style-name="None"><text:span text:style-name="T26">201</text:span></text:span><text:span text:style-name="None"><text:span text:style-name="T28">9</text:span></text:span><text:span text:style-name="None"><text:span text:style-name="T23"> Software Engineer</text:span></text:span><text:span text:style-name="None"><text:span text:style-name="T26">, </text:span></text:span><text:span text:style-name="None"><text:span text:style-name="T27">Arris / </text:span></text:span><text:span text:style-name="None"><text:span text:style-name="T26">Com</text:span></text:span><text:span text:style-name="None"><text:span text:style-name="T35">mscope</text:span></text:span></text:h>
      <text:list xml:id="list2441157712" text:style-name="L4">
        <text:list-item>
          <text:p text:style-name="P10"><text:span text:style-name="T43">Updated the video catalog and merchandising backend originally authored by Motorola for Bouygues Telecom, France</text:span><text:span text:style-name="T54">.</text:span></text:p>
        </text:list-item>
        <text:list-item>
          <text:p text:style-name="P10"><text:span text:style-name="T55">Java EE, Wild</text:span><text:span text:style-name="T49">F</text:span><text:span text:style-name="T55">ly, Glass</text:span><text:span text:style-name="T49">F</text:span><text:span text:style-name="T55">ish, Web</text:span><text:span text:style-name="T49">S</text:span><text:span text:style-name="T55">phere, REST, Wiremock, Mockito, Postman, Wireshark.</text:span></text:p>
        </text:list-item>
      </text:list>
      <text:p text:style-name="P3"/>
      <text:h text:style-name="P33" text:outline-level="3"><text:span text:style-name="None"><text:span text:style-name="T26">201</text:span></text:span><text:span text:style-name="None"><text:span text:style-name="T23">8 – 4/</text:span></text:span><text:span text:style-name="None"><text:span text:style-name="T26">201</text:span></text:span><text:span text:style-name="None"><text:span text:style-name="T23">8 Software Engineer</text:span></text:span><text:span text:style-name="None"><text:span text:style-name="T26">, Comcast, Corp.</text:span></text:span></text:h>
      <text:list xml:id="list3748186770" text:style-name="L5">
        <text:list-item>
          <text:p text:style-name="P11"><text:span text:style-name="T3">Updated one Java system to Docker/Kubernetes,</text:span><text:span text:style-name="T52"> Java </text:span><text:span text:style-name="T3">11</text:span><text:span text:style-name="T54">, </text:span><text:span text:style-name="T3">Cucumber, Reactive Extensions, Git</text:span><text:span text:style-name="T54">.</text:span></text:p>
        </text:list-item>
      </text:list>
      <text:p text:style-name="P2"/>
      <text:h text:style-name="Heading_20_3" text:outline-level="3"><text:span text:style-name="None"><text:span text:style-name="T50">2016 – 2017 Software Engineer</text:span></text:span><text:span text:style-name="None"><text:span text:style-name="T51">, Charter Communications.</text:span></text:span></text:h>
      <text:list xml:id="list3808208233" text:style-name="L6">
        <text:list-item>
          <text:p text:style-name="P12"><text:span text:style-name="T1">Maintained 100+ Java micro-services, added new micro-services all in</text:span><text:span text:style-name="T10"> Amazon Web Services </text:span><text:span text:style-name="T11">server-side and client-side</text:span><text:span text:style-name="T1">.</text:span></text:p>
        </text:list-item>
        <text:list-item>
          <text:p text:style-name="P12"><text:span text:style-name="T53">Linux, Netflix OSS, Cassandra NoSQL, </text:span><text:span text:style-name="T1">Reactive Extensions, </text:span><text:span text:style-name="T6">Hystrix</text:span><text:span text:style-name="T1">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22">9/2014 – 2015 Software Engineer</text:span></text:span><text:span text:style-name="None"><text:span text:style-name="T21">, Comcast, Corp.</text:span></text:span></text:h>
      <text:list xml:id="list2788563498" text:style-name="L7">
        <text:list-item>
          <text:p text:style-name="P13"><text:span text:style-name="T1">Designed and built</text:span> <text:span text:style-name="T59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22">2014 – 5/2014 Software Engineer</text:span></text:span><text:span text:style-name="None"><text:span text:style-name="T21">, Tendril, Inc.</text:span></text:span></text:h>
      <text:list xml:id="list3971391368" text:style-name="L8">
        <text:list-item>
          <text:p text:style-name="P14"><text:span text:style-name="None"><text:span text:style-name="T30">Back-end dev-ops programmer on SOA Finagle+Protobuf+Cloud Java/Scala micro-services</text:span></text:span><text:span text:style-name="None"><text:span text:style-name="T29">.</text:span></text:span></text:p>
        </text:list-item>
        <text:list-item>
          <text:p text:style-name="P14"><text:span text:style-name="None"><text:span text:style-name="T30">Atlassian, Cucumber BDD, PostgreSQL, Hadoop, Hibernate, Scala, Intelli-J IDEA, Git</text:span></text:span><text:span text:style-name="None"><text:span text:style-name="T29">.</text:span></text:span></text:p>
        </text:list-item>
      </text:list>
      <text:p text:style-name="Body_20_Text"/>
      <text:h text:style-name="Heading_20_3" text:outline-level="3"><text:span text:style-name="None"><text:span text:style-name="T22">2010 – 2013 Senior Software Engineer, JDA Software Group, Inc. which merged with RedPrairie, Corp. formerly StorePerform, Inc.</text:span></text:span></text:h>
      <text:list xml:id="list3203752639" text:style-name="L9">
        <text:list-item>
          <text:p text:style-name="P15"><text:span text:style-name="None"><text:span text:style-name="T30">Project Lead for integration of iOS, Android mobile task system with legacy web-based system</text:span></text:span></text:p>
        </text:list-item>
        <text:list-item>
          <text:p text:style-name="P15"><text:span text:style-name="None"><text:span text:style-name="T30">Tasks roughly are E-mail messages enhanced for distributing and tracking business actions.</text:span></text:span></text:p>
        </text:list-item>
        <text:list-item>
          <text:p text:style-name="P15"><text:span text:style-name="None"><text:span text:style-name="T30">Customers included Fortune-500 companies. Scalability, performance were significant.</text:span></text:span></text:p>
        </text:list-item>
        <text:list-item>
          <text:p text:style-name="P15"><text:soft-page-break/><text:span text:style-name="None"><text:span text:style-name="T30">Technologies: OSGi, Gradle, Git, and Sql Server, Git, Mercurial, Subversion, CVS</text:span></text:span><text:span text:style-name="None"><text:span text:style-name="T29">.</text:span></text:span></text:p>
        </text:list-item>
        <text:list-item>
          <text:p text:style-name="P15"><text:span text:style-name="None"><text:span text:style-name="T30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22">2008 – 2009 Independent Software Development Consultant</text:span></text:span></text:h>
      <text:list xml:id="list2172630426" text:style-name="L10">
        <text:list-item>
          <text:p text:style-name="P16"><text:span text:style-name="None"><text:span text:style-name="T30">Extended and maintained a JEE merchandise inventory system with MySQL DB, Java, Spring</text:span></text:span><text:span text:style-name="None"><text:span text:style-name="T29">.</text:span></text:span></text:p>
        </text:list-item>
        <text:list-item>
          <text:p text:style-name="P16"><text:span text:style-name="None"><text:span text:style-name="T30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22">2007 Chief Operation Officer, Evolution Hosting, Inc.</text:span></text:span></text:h>
      <text:list xml:id="list166203920" text:style-name="L11">
        <text:list-item>
          <text:p text:style-name="P17"><text:span text:style-name="None"><text:span text:style-name="T30">Via</text:span></text:span><text:span text:style-name="None"><text:span text:style-name="T31">W</text:span></text:span><text:span text:style-name="None"><text:span text:style-name="T30">est data center Linux servers for J2EE applications with Java management software, Java, Linux, VMware, Zen, Amazon Web Services</text:span></text:span><text:span text:style-name="None"><text:span text:style-name="T29">.</text:span></text:span></text:p>
        </text:list-item>
        <text:list-item>
          <text:p text:style-name="P17"><text:span text:style-name="None"><text:span text:style-name="T30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22">2004 – 2007 Independent Software Development Consultant &amp; Sun Java Consultant</text:span></text:span></text:h>
      <text:list xml:id="list4190561944" text:style-name="L12">
        <text:list-item>
          <text:p text:style-name="P18"><text:span text:style-name="None"><text:span text:style-name="T30">Created NIO client with could reach 100 Mb/s scale message rates.</text:span></text:span></text:p>
        </text:list-item>
        <text:list-item>
          <text:p text:style-name="P18"><text:span text:style-name="None"><text:span text:style-name="T30">Created new web sites, Java</text:span></text:span><text:span text:style-name="None"><text:span text:style-name="T29">.</text:span></text:span></text:p>
        </text:list-item>
        <text:list-item>
          <text:p text:style-name="P18"><text:span text:style-name="None"><text:span text:style-name="T30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22">2002 – 2004 Senior Software Architect</text:span></text:span><text:span text:style-name="None"><text:span text:style-name="T24">, Packexpo, Inc.</text:span></text:span></text:h>
      <text:list xml:id="list29725215" text:style-name="L13">
        <text:list-item>
          <text:p text:style-name="P19"><text:span text:style-name="None"><text:span text:style-name="T30">Created a reporting systems for packaging advertising services.</text:span></text:span></text:p>
        </text:list-item>
        <text:list-item>
          <text:p text:style-name="P19"><text:span text:style-name="None"><text:span text:style-name="T30">Maintained packaging advertising web site.</text:span></text:span></text:p>
        </text:list-item>
        <text:list-item>
          <text:p text:style-name="P19"><text:span text:style-name="None"><text:span text:style-name="T30">Technologies: JBoss, Linux, MySQL, Intelli-J, BeanShell, JSP, Lzop'ed data stream for large DB backups over NFS mounts, Java, Groovy</text:span></text:span><text:span text:style-name="None"><text:span text:style-name="T29">.</text:span></text:span></text:p>
        </text:list-item>
      </text:list>
      <text:p text:style-name="Body_20_Text"/>
      <text:h text:style-name="P34" text:outline-level="3"><text:span text:style-name="None"><text:span text:style-name="T25">1999 </text:span></text:span><text:span text:style-name="None"><text:span text:style-name="T22">–</text:span></text:span><text:span text:style-name="None"><text:span text:style-name="T25"> 2002 Java Consultant</text:span></text:span><text:span text:style-name="None"><text:span text:style-name="T22">, Sun Java Center, Sun Microsystems, Inc.</text:span></text:span></text:h>
      <text:list xml:id="list812218224" text:style-name="L14">
        <text:list-item>
          <text:p text:style-name="P20"><text:span text:style-name="None"><text:span text:style-name="T30">Represented Sun for RUP, UP, SunTone, OOA&amp;D mentoring and J2EE coding, Java, SCCS, Teamware, RCS, Solaris, Java</text:span></text:span><text:span text:style-name="None"><text:span text:style-name="T29">.</text:span></text:span></text:p>
        </text:list-item>
        <text:list-item>
          <text:p text:style-name="P20"><text:span text:style-name="None"><text:span text:style-name="T33">Consulted at Citigroup, Vanguard Fiduciary Trust, Credit Suisse.</text:span></text:span></text:p>
        </text:list-item>
        <text:list-item>
          <text:p text:style-name="P20"><text:span text:style-name="None"><text:span text:style-name="T30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22">1998 – 1999 Java Developer, Sun Educational Services, Sun Microsystems, Inc.</text:span></text:span></text:h>
      <text:list xml:id="list197460562" text:style-name="L15">
        <text:list-item>
          <text:p text:style-name="P21"><text:span text:style-name="None"><text:span text:style-name="T30">Created web-based and Swing computer assisted training systems.</text:span></text:span></text:p>
        </text:list-item>
        <text:list-item>
          <text:p text:style-name="P21"><text:span text:style-name="None"><text:span text:style-name="T30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oft-page-break/><text:span text:style-name="None"><text:span text:style-name="T34">Education, Certifications, Patents</text:span></text:span></text:h>
      <text:list xml:id="list2940941060" text:style-name="L16">
        <text:list-item>
          <text:p text:style-name="P22"><text:span text:style-name="None"><text:span text:style-name="T30">Sun Certified Java Developer</text:span></text:span></text:p>
        </text:list-item>
        <text:list-item>
          <text:p text:style-name="P22"><text:span text:style-name="None"><text:span text:style-name="T30">Sun Certified Java Programmer</text:span></text:span></text:p>
        </text:list-item>
        <text:list-item>
          <text:p text:style-name="P22"><text:span text:style-name="None"><text:span text:style-name="T19">Patent:</text:span></text:span><text:span text:style-name="None"><text:span text:style-name="T18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8"> </text:span></text:span><text:span text:style-name="None"><text:span text:style-name="T19">Search engine interface and method of controlling client searches</text:span></text:span></text:p>
        </text:list-item>
        <text:list-item>
          <text:p text:style-name="P22"><text:span text:style-name="None"><text:span text:style-name="T30">B.S. Computer Science, University of Colorado at Boulder</text:span></text:span></text:p>
        </text:list-item>
        <text:list-item>
          <text:p text:style-name="P23"><text:span text:style-name="None"><text:span text:style-name="T32">Attended the United States Military Academy at West Point</text:span></text:span></text:p>
        </text:list-item>
      </text:list>
      <text:p text:style-name="P6"><text:span text:style-name="None"><text:span text:style-name="T3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3-01-31T14:51:30.573618656</dc:date>
    <meta:editing-duration>PT51M29S</meta:editing-duration>
    <meta:editing-cycles>38</meta:editing-cycles>
    <dc:creator>Tiffany Timbric</dc:creator>
    <meta:document-statistic meta:table-count="0" meta:image-count="0" meta:object-count="0" meta:page-count="4" meta:paragraph-count="74" meta:word-count="848" meta:character-count="6084" meta:non-whitespace-character-count="5347"/>
  </office:meta>
</office:document-meta>
</file>